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Paragraphedeliste" style:list-style-name="LFO1" style:family="paragraph">
      <style:text-properties fo:language="fr" fo:country="FR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Paragraphedeliste" style:list-style-name="LFO2" style:family="paragraph">
      <style:text-properties fo:language="fr" fo:country="FR"/>
    </style:style>
    <style:style style:name="P7" style:parent-style-name="Paragraphedeliste" style:list-style-name="LFO2" style:family="paragraph">
      <style:text-properties fo:language="fr" fo:country="FR"/>
    </style:style>
    <style:style style:name="P8" style:parent-style-name="Paragraphedeliste" style:list-style-name="LFO2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1" style:parent-style-name="Normal" style:family="paragraph">
      <style:paragraph-properties fo:line-height="100%"/>
      <style:text-properties fo:font-size="10pt" style:font-size-asian="10pt" style:font-size-complex="10pt" fo:language="fr" fo:country="FR"/>
    </style:style>
    <style:style style:name="P12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3" style:parent-style-name="Normal" style:family="paragraph">
      <style:paragraph-properties fo:line-height="100%"/>
      <style:text-properties fo:font-size="10pt" style:font-size-asian="10pt" style:font-size-complex="10pt" fo:language="fr" fo:country="FR"/>
    </style:style>
    <style:style style:name="P1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5" style:parent-style-name="Normal" style:family="paragraph">
      <style:paragraph-properties fo:line-height="100%"/>
      <style:text-properties fo:font-size="10pt" style:font-size-asian="10pt" style:font-size-complex="10pt" fo:language="fr" fo:country="FR"/>
    </style:style>
    <style:style style:name="P16" style:parent-style-name="Normal" style:family="paragraph">
      <style:paragraph-properties fo:line-height="100%"/>
      <style:text-properties fo:font-size="10pt" style:font-size-asian="10pt" style:font-size-complex="10pt" fo:language="fr" fo:country="FR"/>
    </style:style>
    <style:style style:name="P17" style:parent-style-name="Normal" style:family="paragraph">
      <style:paragraph-properties fo:line-height="100%"/>
      <style:text-properties fo:font-size="12pt" style:font-size-asian="12pt" style:font-size-complex="12pt" fo:language="fr" fo:country="FR"/>
    </style:style>
    <style:style style:name="P18" style:parent-style-name="Normal" style:family="paragraph">
      <style:paragraph-properties fo:line-height="100%"/>
      <style:text-properties fo:font-size="10pt" style:font-size-asian="10pt" style:font-size-complex="10pt" fo:language="fr" fo:country="FR"/>
    </style:style>
  </office:automatic-styles>
  <office:body>
    <office:text text:use-soft-page-breaks="true">
      <text:p text:style-name="P1">Exposé d’actualité<text:s/></text:p>
      <text:p text:style-name="P2">Le problème des migrations dans le monde actuel</text:p>
      <text:list text:style-name="LFO1" text:continue-numbering="true">
        <text:list-item>
          <text:p text:style-name="P3">Pb de vocabulaire/ réf. Culturelles</text:p>
        </text:list-item>
        <text:list-item>
          <text:p text:style-name="P4">Repérer les passages utiles pour construire un exposé<text:s/></text:p>
        </text:list-item>
      </text:list>
      <text:p text:style-name="P5">Plan :<text:s/></text:p>
      <text:list text:style-name="LFO2" text:continue-numbering="true">
        <text:list-item>
          <text:p text:style-name="P6">Historique /causes pourquoi ?</text:p>
        </text:list-item>
        <text:list-item>
          <text:p text:style-name="P7">Description du phénomène<text:s/></text:p>
        </text:list-item>
        <text:list-item>
          <text:p text:style-name="P8">Solutions ? / Pronostic/ l’avenir<text:s/></text:p>
        </text:list-item>
      </text:list>
      <text:p text:style-name="P9"/>
      <text:p text:style-name="P10">1- Aux sources du phénomène migratoire<text:s/>:</text:p>
      <text:p text:style-name="P11">A :<text:s/>La surpopulation est entraînée par les progrès de la médecine<text:tab/><text:tab/><text:tab/><text:tab/><text:tab/><text:s text:c="27"/>B : Le phénomène des réfugier climatiques<text:s/><text:tab/><text:tab/><text:tab/><text:tab/><text:tab/><text:tab/><text:tab/><text:tab/><text:s text:c="24"/>C :<text:s/>L’Homme est par essence nomade<text:s/></text:p>
      <text:p text:style-name="P12">2- Les données actuelles : risques et périls<text:s/>:</text:p>
      <text:p text:style-name="P13">A :<text:s/>« Les renversement d’influence »<text:tab/><text:tab/><text:tab/><text:tab/><text:tab/><text:tab/><text:tab/><text:tab/><text:tab/><text:s text:c="27"/>B :<text:s/>Une planète mutilée<text:s/><text:tab/><text:tab/><text:tab/><text:tab/><text:tab/><text:tab/><text:tab/><text:tab/><text:tab/><text:tab/><text:s text:c="24"/>C :<text:s/>Des problèmes écologiques, les zones du nord<text:s/>deviendront<text:s/>trop densément<text:s/>peuplées<text:s text:c="2"/></text:p>
      <text:p text:style-name="P14">3- Les solutions du problème<text:s/>:</text:p>
      <text:p text:style-name="P15">A :<text:s/>Les femmes<text:s/><text:tab/><text:tab/><text:tab/><text:tab/><text:tab/><text:tab/><text:tab/><text:tab/><text:tab/><text:tab/><text:tab/><text:tab/><text:s text:c="27"/>B :<text:s/>les peuplements non-habité<text:tab/><text:tab/><text:tab/><text:tab/><text:tab/><text:tab/><text:tab/><text:tab/><text:tab/><text:s text:c="24"/>C :<text:s/>Pas de solution</text:p>
      <text:p text:style-name="P16"/>
      <text:p text:style-name="P17">Ou : Opinion personnelle avec des œuvres<text:s/>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28T13:50:00Z</meta:creation-date>
    <dc:date>2021-09-29T14:38:00Z</dc:date>
    <meta:template xlink:href="Normal" xlink:type="simple"/>
    <meta:editing-cycles>4</meta:editing-cycles>
    <meta:editing-duration>PT0S</meta:editing-duration>
    <meta:document-statistic meta:page-count="1" meta:paragraph-count="1" meta:word-count="146" meta:character-count="982" meta:row-count="6" meta:non-whitespace-character-count="837"/>
  </office:meta>
</office:document-meta>
</file>